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essage:<text:s/><text:line-break/><text:line-break/>Sender</text:p>
      <text:p text:style-name="Standard">Receiver</text:p>
      <text:p text:style-name="Standard">content</text:p>
      <text:p text:style-name="Standard">timestamp</text:p>
      <text:p text:style-name="Standard"/>
      <text:p text:style-name="Standard"/>
      <text:p text:style-name="Standard">Project Name</text:p>
      <text:p text:style-name="Standard"/>
      <text:p text:style-name="Standard">Project Goal</text:p>
      <text:p text:style-name="Standard"/>
      <text:p text:style-name="Standard">Project Scope</text:p>
      <text:p text:style-name="Standard"/>
      <text:p text:style-name="Standard">UI Design</text:p>
      <text:p text:style-name="Standard"/>
      <text:p text:style-name="Standard">Wireframes</text:p>
      <text:p text:style-name="Standard"/>
      <text:p text:style-name="Standard">Screenshots</text:p>
      <text:p text:style-name="Standard"/>
      <text:p text:style-name="Standard">Application Navigation</text:p>
      <text:p text:style-name="Standard"/>
      <text:p text:style-name="Standard">Widget Layout</text:p>
      <text:p text:style-name="Standard"/>
      <text:p text:style-name="Standard"/>
      <text:p text:style-name="Standard"/>
      <text:p text:style-name="Standard">Google Map API:<text:s/><text:line-break/><text:line-break/>AIzaSyDkym6CZkVTGmSij77UBE8KIRq1Smml6bo</text:p>
      <text:p text:style-name="Standard"/>
      <text:p text:style-name="Standard">SHA1: 9F:CE:E7:C5:B2:CD:5B:64:AF:B7:FB:15:19:78:AD:B2:CD:FC:58:F8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Валентин Гнидый</dc:creator>
    <meta:creation-date>2024-07-10T19:14:00Z</meta:creation-date>
    <dc:date>2024-07-17T19:50:00Z</dc:date>
    <meta:template xlink:href="Normal.dotm" xlink:type="simple"/>
    <meta:editing-cycles>5</meta:editing-cycles>
    <meta:editing-duration>PT660S</meta:editing-duration>
    <meta:document-statistic meta:page-count="1" meta:paragraph-count="1" meta:word-count="43" meta:character-count="292" meta:row-count="2" meta:non-whitespace-character-count="250"/>
  </office:meta>
</office:document-meta>
</file>